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7753" officeooo:paragraph-rsid="000b7753"/>
    </style:style>
    <style:style style:name="P2" style:family="paragraph" style:parent-style-name="Standard">
      <style:text-properties officeooo:rsid="0018dc11" officeooo:paragraph-rsid="0018dc11"/>
    </style:style>
    <style:style style:name="P3" style:family="paragraph" style:parent-style-name="Standard">
      <style:text-properties fo:font-weight="bold" officeooo:rsid="0018dc11" officeooo:paragraph-rsid="0018dc11" style:font-weight-asian="bold" style:font-weight-complex="bold"/>
    </style:style>
    <style:style style:name="P4" style:family="paragraph" style:parent-style-name="Standard">
      <style:text-properties fo:font-size="14pt" fo:font-weight="bold" officeooo:rsid="0018dc11" officeooo:paragraph-rsid="0018dc11" style:font-size-asian="14pt" style:font-weight-asian="bold" style:font-size-complex="14pt" style:font-weight-complex="bold"/>
    </style:style>
    <style:style style:name="P5" style:family="paragraph" style:parent-style-name="Standard">
      <style:text-properties officeooo:rsid="001aa168" officeooo:paragraph-rsid="001aa168"/>
    </style:style>
    <style:style style:name="P6" style:family="paragraph" style:parent-style-name="Standard">
      <style:text-properties fo:font-size="16pt" fo:font-weight="bold" officeooo:rsid="0018dc11" officeooo:paragraph-rsid="0018dc11" style:font-size-asian="16pt" style:font-weight-asian="bold" style:font-size-complex="16pt" style:font-weight-complex="bold"/>
    </style:style>
    <style:style style:name="P7" style:family="paragraph" style:parent-style-name="Text_20_body" style:list-style-name="L8"/>
    <style:style style:name="P8" style:family="paragraph" style:parent-style-name="Text_20_body" style:list-style-name="L8">
      <style:paragraph-properties fo:margin-top="0cm" fo:margin-bottom="0cm" style:contextual-spacing="false"/>
    </style:style>
    <style:style style:name="P9" style:family="paragraph" style:parent-style-name="Text_20_body">
      <style:text-properties officeooo:rsid="000b7753" officeooo:paragraph-rsid="000b7753"/>
    </style:style>
    <style:style style:name="P10" style:family="paragraph" style:parent-style-name="Text_20_body">
      <style:text-properties officeooo:paragraph-rsid="000b7753"/>
    </style:style>
    <style:style style:name="P11" style:family="paragraph" style:parent-style-name="Text_20_body">
      <style:text-properties officeooo:rsid="000e4efc" officeooo:paragraph-rsid="0010f328"/>
    </style:style>
    <style:style style:name="P12" style:family="paragraph" style:parent-style-name="Text_20_body">
      <style:text-properties officeooo:rsid="000f03f2" officeooo:paragraph-rsid="000f03f2"/>
    </style:style>
    <style:style style:name="P13" style:family="paragraph" style:parent-style-name="Text_20_body">
      <style:text-properties officeooo:paragraph-rsid="000f03f2"/>
    </style:style>
    <style:style style:name="P14" style:family="paragraph" style:parent-style-name="Text_20_body">
      <style:text-properties officeooo:rsid="00129fd4" officeooo:paragraph-rsid="00129fd4"/>
    </style:style>
    <style:style style:name="P15" style:family="paragraph" style:parent-style-name="Text_20_body">
      <style:text-properties officeooo:rsid="001682f0" officeooo:paragraph-rsid="001682f0"/>
    </style:style>
    <style:style style:name="P16" style:family="paragraph" style:parent-style-name="Text_20_body">
      <style:text-properties officeooo:rsid="0017aa39" officeooo:paragraph-rsid="0017aa39"/>
    </style:style>
    <style:style style:name="P17" style:family="paragraph" style:parent-style-name="Text_20_body">
      <style:text-properties fo:font-weight="bold" officeooo:rsid="0018dc11" style:font-weight-asian="bold" style:font-weight-complex="bold"/>
    </style:style>
    <style:style style:name="P18" style:family="paragraph" style:parent-style-name="Text_20_body">
      <style:text-properties officeooo:rsid="0017c4c2" officeooo:paragraph-rsid="0017c4c2"/>
    </style:style>
    <style:style style:name="P19" style:family="paragraph" style:parent-style-name="Text_20_body">
      <style:text-properties officeooo:rsid="0018dc11" officeooo:paragraph-rsid="0018dc11"/>
    </style:style>
    <style:style style:name="P20" style:family="paragraph" style:parent-style-name="Text_20_body">
      <style:text-properties fo:font-size="16pt" fo:font-weight="bold" officeooo:rsid="001682f0" officeooo:paragraph-rsid="001682f0" style:font-size-asian="16pt" style:font-weight-asian="bold" style:font-size-complex="16pt" style:font-weight-complex="bold"/>
    </style:style>
    <style:style style:name="P21" style:family="paragraph" style:parent-style-name="Text_20_body">
      <style:text-properties fo:font-size="16pt" fo:font-weight="bold" officeooo:rsid="001aa168" officeooo:paragraph-rsid="001aa168" style:font-size-asian="16pt" style:font-weight-asian="bold" style:font-size-complex="16pt" style:font-weight-complex="bold"/>
    </style:style>
    <style:style style:name="P22" style:family="paragraph" style:parent-style-name="Text_20_body">
      <style:text-properties fo:font-size="16pt" fo:font-weight="bold" officeooo:rsid="0017c4c2" officeooo:paragraph-rsid="0017c4c2" style:font-size-asian="16pt" style:font-weight-asian="bold" style:font-size-complex="16pt" style:font-weight-complex="bold"/>
    </style:style>
    <style:style style:name="T1" style:family="text">
      <style:text-properties officeooo:rsid="000b7753"/>
    </style:style>
    <style:style style:name="T2" style:family="text">
      <style:text-properties officeooo:rsid="000df3f5"/>
    </style:style>
    <style:style style:name="T3" style:family="text">
      <style:text-properties officeooo:rsid="000e4efc"/>
    </style:style>
    <style:style style:name="T4" style:family="text">
      <style:text-properties officeooo:rsid="000f03f2"/>
    </style:style>
    <style:style style:name="T5" style:family="text">
      <style:text-properties officeooo:rsid="0010f328"/>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fo:font-weight="bold" officeooo:rsid="000f03f2" style:font-weight-asian="bold" style:font-weight-complex="bold"/>
    </style:style>
    <style:style style:name="T9" style:family="text">
      <style:text-properties fo:font-weight="bold" officeooo:rsid="0017c4c2" style:font-weight-asian="bold" style:font-weight-complex="bold"/>
    </style:style>
    <style:style style:name="T10" style:family="text">
      <style:text-properties officeooo:rsid="0013dccb"/>
    </style:style>
    <style:style style:name="T11" style:family="text">
      <style:text-properties officeooo:rsid="00157840"/>
    </style:style>
    <style:style style:name="T12" style:family="text">
      <style:text-properties officeooo:rsid="001682f0"/>
    </style:style>
    <style:style style:name="T13" style:family="text">
      <style:text-properties officeooo:rsid="0017aa39"/>
    </style:style>
    <style:style style:name="T14" style:family="text">
      <style:text-properties officeooo:rsid="0017c4c2"/>
    </style:style>
    <style:style style:name="T15" style:family="text">
      <style:text-properties officeooo:rsid="0018dc11"/>
    </style:style>
    <style:style style:name="T16" style:family="text">
      <style:text-properties fo:font-size="12pt" style:font-size-asian="12pt" style:font-size-complex="12pt"/>
    </style:style>
    <style:style style:name="T17" style:family="text">
      <style:text-properties fo:font-size="12pt" officeooo:rsid="0018dc11" style:font-size-asian="12pt" style:font-size-complex="12pt"/>
    </style:style>
    <style:style style:name="T18" style:family="text">
      <style:text-properties officeooo:rsid="0019ec05"/>
    </style:style>
    <style:style style:name="T19" style:family="text">
      <style:text-properties fo:font-size="14pt" style:font-size-asian="14pt" style:font-size-complex="14pt"/>
    </style:style>
    <style:style style:name="T20" style:family="text">
      <style:text-properties fo:font-size="16pt" style:font-size-asian="16pt" style:font-size-complex="16pt"/>
    </style:style>
    <style:style style:name="T21" style:family="text">
      <style:text-properties fo:font-size="16pt" officeooo:rsid="0019f694" style:font-size-asian="16pt" style:font-size-complex="16pt"/>
    </style:style>
    <style:style style:name="T22" style:family="text">
      <style:text-properties officeooo:rsid="001aa16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ffery McDonald Ralston</text:p>
      <text:p text:style-name="P1">2/3 36 Towerhill Rd</text:p>
      <text:p text:style-name="P1">Knightswood</text:p>
      <text:p text:style-name="P1">Glasgow, G13 2HR</text:p>
      <text:p text:style-name="P1">15-Nov-2023</text:p>
      <text:p text:style-name="P1"/>
      <text:p text:style-name="P1">Dear Anthony,</text:p>
      <text:p text:style-name="P1">In response to your written interview questions;</text:p>
      <text:p text:style-name="P1"/>
      <text:p text:style-name="Standard"/>
      <text:p text:style-name="Text_20_body"><text:span text:style-name="Strong_20_Emphasis"><text:span text:style-name="T19">Education</text:span></text:span></text:p>
      <text:p text:style-name="P9">At school I got Physics A, Maths B, English B, Chemistry C and History C and I was one of the top students. It was a school from neighbourhoods with low/no income with all the associated problems <text:span text:style-name="T18">that brings</text:span>. Educationally, they only taught about two thirds or the courses; a fact you only discovered when you sat the exam and were asked questions on things you’d never heard of. It was a hellish place <text:span text:style-name="T3">that</text:span> I dreaded every minute of, <text:span text:style-name="T3">and</text:span> <text:span text:style-name="T3">t</text:span>he best day of school was the day I left.</text:p>
      <text:p text:style-name="P10"><text:span text:style-name="T1">Despite this, I managed to get exam results that were good enough to get into University, and I got a job with GEC Marconi where I did a part-time BEng Degree in Software Engineering at Edinbugrh Napier University </text:span><text:span text:style-name="T4">covering programming in C/C++, Networks and Communications, Relational Databases and the full software life-cycle. </text:span><text:span text:style-name="T1">I did reasonably well and passed all the exams </text:span><text:span text:style-name="T3">without any problem</text:span><text:span text:style-name="T1">, generally A’s and B’s with a couple of C’s and finished second top in my class for Mathematics. <text:s/></text:span><text:span text:style-name="T2">I then went on to work for </text:span><text:span text:style-name="T3">GEC</text:span><text:span text:style-name="T2"> </text:span><text:span text:style-name="T3">f</text:span><text:span text:style-name="T2">ull-</text:span><text:span text:style-name="T3">t</text:span><text:span text:style-name="T2">ime, as a Junior Software Engineer.</text:span></text:p>
      <text:p text:style-name="P12">Over the past year I have also taken courses in Programming with HTML, JavaScript and CSS with IBM, Web Development in Python and JavaScript with Harvard, and Relational Database design using MySQL with UNAM.</text:p>
      <text:p text:style-name="Text_20_body"><text:span text:style-name="Strong_20_Emphasis"><text:span text:style-name="T20">Web </text:span></text:span><text:span text:style-name="Strong_20_Emphasis"><text:span text:style-name="T21">E</text:span></text:span><text:span text:style-name="Strong_20_Emphasis"><text:span text:style-name="T20">ngineering </text:span></text:span><text:span text:style-name="Strong_20_Emphasis"><text:span text:style-name="T21">E</text:span></text:span><text:span text:style-name="Strong_20_Emphasis"><text:span text:style-name="T20">xperience</text:span></text:span></text:p>
      <text:p text:style-name="P9">In my experience I think that <text:span text:style-name="T7">Django</text:span> is an excellent Framework for developing <text:span text:style-name="T3">apps and </text:span>back-end servers and API’s in <text:span text:style-name="T7">Python</text:span>. It has incredible power to serve database requests and dynamically render HTML on the server for Client applications written in JavaScript or Frameworks like Vue or React. I <text:span text:style-name="T2">also think</text:span> that Node Package Manager (<text:span text:style-name="T7">NPM</text:span>) is a tremendous resource of packages and libraries, and I’m currently developing an App that uses Cropperjs from NPM to allow users to upload images and Manipulate them inside the Browser. <text:span text:style-name="T2">Having access to packages like this saves an enormous amount if time.</text:span></text:p>
      <text:p text:style-name="P11">I have been using JavaScript and <text:span text:style-name="T7">CSS</text:span> regularly for a few years and over the last year I have been developing Apps with them on a daily basis. I use CSS and <text:span text:style-name="T7">SASS</text:span> to create the front-end design, animations and transitions with JavaScript being used to handle browser events and fetch dynamic content from the Django/Python server through the API. </text:p>
      <text:p text:style-name="P11"><text:span text:style-name="T8">Typescript</text:span><text:span text:style-name="T4"> is a superset of JavaScript that is strongly typed and has extended object-oriented features. </text:span><text:span text:style-name="T12">Unlike JavaScript it doesn’t run in the browser, instead</text:span><text:span text:style-name="T4"> its transpiled into JavaScript so any </text:span><text:span text:style-name="T12">type </text:span><text:span text:style-name="T4">errors are detected early. So far Ive </text:span><text:span text:style-name="T5">had no cause to </text:span><text:span text:style-name="T4">use it, but I could </text:span><text:span text:style-name="T12">learn the additional features and </text:span><text:span text:style-name="T4">swi</text:span><text:span text:style-name="T5">tc</text:span><text:span text:style-name="T4">h from JavaScript to Typescript if necessary. </text:span><text:span text:style-name="T8">React</text:span><text:span text:style-name="T4"> is a JavaScript framework for implementing and dividing <text:s/></text:span><text:span text:style-name="T5">the </text:span><text:span text:style-name="T4">App functionality into different components. These components along with state data can then be handled through the React Framework to provide a dynamic and </text:span><text:soft-page-break/><text:span text:style-name="T4">interactive User Interface. React is something Ive so far only dabbled with, but it’s certainly something I would be able to pick up </text:span><text:span text:style-name="T5">if needed</text:span><text:span text:style-name="T4">. </text:span></text:p>
      <text:p text:style-name="P13"><text:span text:style-name="T8">Python</text:span><text:span text:style-name="T4"> is a language that I would say I’m fairly comfortable with, and have been using it to code all of the Apps Ive written over the last year. Ive used it in building Apps that make extensive use of Regex expressions, making database queries, file handling, manipulating images with PIL/Pillow and feel confident in its use generally. This is from building Apps with the Django Framework and Ive found that anything I don’t know can be quickly enlightened by the extensive Python and Django Documentation. </text:span></text:p>
      <text:p text:style-name="P14"><text:span text:style-name="T7">Bootstrap</text:span> and <text:span text:style-name="T7">Tailwind</text:span> were something I <text:span text:style-name="T10">explored</text:span> early on when learning Web Development. I found them to be fun and easy to pick up. They allow <text:span text:style-name="T12">you</text:span> to quickly build a website by simply pulling components together and writing fairly simple code. Bootstrap, in my experience is very useful for prototyping, but I also found that the prebuilt components and framework are limited. Inevitably, you always want to add more features or change how things work. <text:s/><text:span text:style-name="T10">Another aspect I don’t like is how the HTML elements end up with tags containing a large number of Bootstrap and Tailwinds classes which makes the code look c</text:span><text:span text:style-name="T12">lunky</text:span><text:span text:style-name="T10"> and unreadable.</text:span> So I thought it was better to have a <text:span text:style-name="T10">solid</text:span> understanding of JavaScript and CSS instead of relying on 3<text:span text:style-name="T6">rd</text:span> party libraries or frameworks. <text:s/>That way you have complete <text:span text:style-name="T11">control</text:span> over how <text:span text:style-name="T11">the App</text:span> looks and behaves, and you can also give <text:span text:style-name="T11">it</text:span> more individuality. <text:span text:style-name="T12">This approach also makes adding features or new functionality much more straightforward.</text:span></text:p>
      <text:p text:style-name="P14"/>
      <text:p text:style-name="Text_20_body"><text:span text:style-name="Strong_20_Emphasis"><text:span text:style-name="T20">Software engineering experience</text:span></text:span></text:p>
      <text:p text:style-name="P15">Previously I have worked as a Software Engineer and a System Tester on many large software development projects at GEC, EDS, BT and National Grid. I began as a Junior Software Engineer at GEC Marcon before working as a Test Engineer writing utility software for the test department, this was done using C++ and C in a Unix environment. After this I worked as a System Tester on various projects for EDS, BT and National Grid. This involved analysing the requirements specification and design documentation then writing Test Cases to test system functionality before executing the tests and raising errors for the developers to fix. The test cycle involved positive, negative and regression testing. <text:s/>As well as this I took part in team meetings and peer reviewing documentation.</text:p>
      <text:p text:style-name="P15"/>
      <text:p text:style-name="P21">Experience of Open Source Software Development</text:p>
      <text:p text:style-name="P15">Open source software development, is software that is distributed alongside the source code and allows collaboration between programmers, testers and users as the project grows and evolves. examples are operating systems like Linux with various different distributions like, Ubuntu, Red Hat and Manjaro, and open source applications like VLC, Libre Office, Krita, Blender as well as the millions of open source software packages found on places like NPM for JavaScript and PyPI for Python.</text:p>
      <text:p text:style-name="P15"/>
      <text:p text:style-name="P15"/>
      <text:p text:style-name="P20"><text:soft-page-break/>Microservices</text:p>
      <text:p text:style-name="P15">Microservice architecture is used in the development of large software projects by breaking down the functionality into discrete self contained services that communicate with each other through their respective API’s. This allows them to be developed, scaled and deployed independently across multiple platforms and locations. Critical to this is the service contract which defines very clear rules for the use of the microservice and its API. </text:p>
      <text:p text:style-name="P15">The Mail Client App that I developed <text:span text:style-name="T15">could be considered an</text:span> example of an application that uses a Web Front End microservice, functioning as a Single page Application. Here the app is making asynchronous fetch calls to the backend sever to send and retrieve a users emails through a RESTful API with well defined rules for how to use it and what data is required. </text:p>
      <text:p text:style-name="P15">Another example of a Web Front End microservice <text:span text:style-name="T13">from my own <text:s/>experience</text:span> Is the Network App I developed. Here the Web Front End is a microservice making Asynchronous Fetch call to the Django REST API and on the other side, the Server is a microservice which receives the fetch request and then queries the database before rendering the <text:span text:style-name="T15">query</text:span> <text:span text:style-name="T15">data </text:span>as an HTML block and returning it to the Front End.</text:p>
      <text:p text:style-name="P15"/>
      <text:p text:style-name="P20">Data Stores and Event Processing</text:p>
      <text:p text:style-name="P15">On larger scale applications microservices are <text:span text:style-name="T15">independent </text:span>self-contained and may also have their own database depending on their requirements. In addition to this, on large applications where there are many microservices, event processing is <text:span text:style-name="T14">necessary</text:span>. To do this <text:span text:style-name="T14">a m</text:span>icroservice <text:span text:style-name="T14">will </text:span>emit events which other <text:span text:style-name="T14">m</text:span>icroservices subscribe to through event bus handlers like Apache Kafka, When these event are emitted, subscriber services are notified triggering them to carry out some task and perhaps emitting their own event to trigger other microservices. </text:p>
      <text:p text:style-name="P16">For example a large open source software development project such as Cononical might have microservices for the Ubuntu Software Centre, repository management<text:span text:style-name="T14">, </text:span>handling Snap packages, Web Front End, Installation, <text:s/>Kubernetes <text:span text:style-name="T14">etc</text:span> and they themselves could possibly be broken down into further microservices if necessary. </text:p>
      <text:p text:style-name="P16">This approach allows easier scalability and continuous integration and deployment of these smaller components enabling faster updates and releases.</text:p>
      <text:p text:style-name="P20">Integration Between Components</text:p>
      <text:p text:style-name="P16">Integration of the microservice components requires that <text:span text:style-name="T7">service contracts</text:span> <text:span text:style-name="T14">are</text:span> established by each service <text:span text:style-name="T14">that </text:span>clearly define how services interact with each other. The<text:span text:style-name="T14">se contracts</text:span> must provide clearly defined <text:span text:style-name="T7">en</text:span><text:span text:style-name="T9">d</text:span><text:span text:style-name="T7">points</text:span> for the <text:span text:style-name="T7">API</text:span>, <text:span text:style-name="T7">methods</text:span> and <text:span text:style-name="T7">data formats</text:span> for communication, with rules for <text:span text:style-name="T7">validating data </text:span>and <text:span text:style-name="T7">error handling</text:span>. In addition to this they may also have to define limits on data with mechanisms to enable <text:span text:style-name="T7">throttling</text:span> to control requests from clients. <text:span text:style-name="T7">Versioning</text:span> of microservices also needs to be considered to ensure backward compatibility and services don’t break when updates are made. <text:span text:style-name="T7">Network</text:span> control and communication between microservices may also need to be considered.</text:p>
      <text:p text:style-name="P22">Considerations for Microservices Architecture</text:p>
      <text:p text:style-name="P18"><text:soft-page-break/>A key consideration when developing a microservice architecture is the <text:span text:style-name="T7">decomposition</text:span> of the application, ie how it is broken down into microservice components. Also identifying the boundaries between the services, the data that will be communicated and the methods that will be available to access them. </text:p>
      <text:p text:style-name="P18">Microservices should <text:span text:style-name="T7">autonomous</text:span>, <text:s/>allowing independent development , scaling and deployment.</text:p>
      <text:p text:style-name="P18">They should be <text:span text:style-name="T7">resilient</text:span> to failures, implementing fallback mechanisms , such as circuit breakers to prevent a microservice from attempting an operation that is failing, Timeouts, Graceful degradation where a service that relies on a service that is unavailable offers reduced features that don’t rely on that service or providing cached or default values. This will enhance system reliability.</text:p>
      <text:p text:style-name="P18">The microservervice should monitor and log its functions and behaviour to allow tracing of any bugs or unexpected results so that they can be understood and fixed.</text:p>
      <text:p text:style-name="P22">Maintainability and Reliability</text:p>
      <text:p text:style-name="P19">Commonly, semantic versioning is used to ensure that packages and microservices are able to install specific versions that they rely on to ensure that they are backwards compatible in the event that an update causes a problem. As well as this its important to ensure that the microservice is resilient and the software has undergone methodical testing and validation.</text:p>
      <text:p text:style-name="P19">On large scale distributed systems its also important that microservices are deployed across multiple servers and data centres to ensure reliability in the event of a server failure. Microservices should also be monitored to track their performance to ensure that they are working optimally. <text:s/></text:p>
      <text:p text:style-name="Text_20_body"/>
      <text:p text:style-name="P17"><text:span text:style-name="Strong_20_Emphasis"/></text:p>
      <text:p text:style-name="P3"/>
      <text:p text:style-name="P6">Thoughts on Canonical</text:p>
      <text:p text:style-name="P2"/>
      <text:p text:style-name="P4">Canonical’s Mission</text:p>
      <text:h text:style-name="Heading_20_3" text:outline-level="3"><text:span text:style-name="T16">“To bring free software to the widest audience</text:span><text:span text:style-name="T17">”</text:span></text:h>
      <text:p text:style-name="P2">As someone who has been using Ubuntu as my sole OS since 2020 and who has been using it in one form or another for as long as I can remember I can whole heartedly agree with this.</text:p>
      <text:p text:style-name="P2"/>
      <text:p text:style-name="P2">I think Linux and Ubuntu in particular has evolved to a point where it’s becoming a real alternative to Apple and Microsoft with the added bonus of it being entirely free and without strings or contracts. I think this is a noble goal. The open source software that is available is superb and Ive used a fair number of apps like Bluefish, Gimp, Krita, Blender and a host of others. <text:s/>They’re all <text:span text:style-name="T22">excellent</text:span> and good replacements for their commercial competitors (at least in my <text:span text:style-name="T22">humble opinion</text:span>)</text:p>
      <text:p text:style-name="P2"/>
      <text:p text:style-name="P2">I think the main problem as far as Ubuntu goes is that it requires the user to have some level of technical literacy and a willingness to dig into documentation to solve problems, whereas Windows and Apple perhaps don’t have that expectation of their customer base.</text:p>
      <text:p text:style-name="P2"/>
      <text:p text:style-name="P2">It’s a tricky problem. Perhaps The Software Center, Discover, Snap packages and Flatpaks is the way forward. Another idea might be to make builds for specific purposes. Ubuntu Studio makes a distribution specifically for Audio and Graphics builds, but the installation is a little bloated and last time I looked had some out of date audio plug-ins that cause dependency issues. Its good in that it <text:soft-page-break/>installs a low-latency kernel but it still leaves you with quite a lot of work to do to get things working. I think this is a good idea though. Making a distribution that focuses on a specific purpose so that once its built you have the software you need and it all just works out of the box. You could have installations for Graphics/Art, Video Production, Gaming, Audio Production, Home Entertainment etc then when someone installs it they have a setup that’s been configured and tested and they don’t have to do anything else and they can just get on with it without ever having to open a terminal. Maybe that’s the acid test. For it to be truly competitive with Apple and Microsoft the user should never have to open a terminal.</text:p>
      <text:p text:style-name="P2"/>
      <text:p text:style-name="P5">I would be happy to work on any area within Canonical where my skills could be of use.</text:p>
      <text:p text:style-name="P2"/>
      <text:p text:style-name="P2">Anyway, Thanks for your consideration</text:p>
      <text:p text:style-name="P2"/>
      <text:p text:style-name="P2">Your sincerely</text:p>
      <text:p text:style-name="P2">Jef McDonald Ralston</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8:27:12.738460781</meta:creation-date>
    <dc:date>2023-11-16T08:59:48.642109412</dc:date>
    <meta:editing-duration>PT14H32M26S</meta:editing-duration>
    <meta:editing-cycles>18</meta:editing-cycles>
    <meta:generator>LibreOffice/7.6.2.1$Linux_X86_64 LibreOffice_project/56f7684011345957bbf33a7ee678afaf4d2ba333</meta:generator>
    <meta:document-statistic meta:table-count="0" meta:image-count="0" meta:object-count="0" meta:page-count="5" meta:paragraph-count="50" meta:word-count="2103" meta:character-count="12922" meta:non-whitespace-character-count="10850"/>
  </office:meta>
</office:document-meta>
</file>